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4.2-([.A1]*0.07)" office:value-type="float" office:value="4.2" calcext:value-type="float">
            <text:p>4,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4.2-([.A2]*0.07)" office:value-type="float" office:value="4.13" calcext:value-type="float">
            <text:p>4,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4.2-([.A3]*0.07)" office:value-type="float" office:value="4.06" calcext:value-type="float">
            <text:p>4,0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4.2-([.A4]*0.07)" office:value-type="float" office:value="3.99" calcext:value-type="float">
            <text:p>3,9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4.2-([.A5]*0.07)" office:value-type="float" office:value="3.92" calcext:value-type="float">
            <text:p>3,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4.2-([.A6]*0.07)" office:value-type="float" office:value="3.85" calcext:value-type="float">
            <text:p>3,8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4.2-([.A7]*0.07)" office:value-type="float" office:value="3.78" calcext:value-type="float">
            <text:p>3,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4.2-([.A8]*0.07)" office:value-type="float" office:value="3.71" calcext:value-type="float">
            <text:p>3,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4.2-([.A9]*0.07)" office:value-type="float" office:value="3.64" calcext:value-type="float">
            <text:p>3,6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4.2-([.A10]*0.07)" office:value-type="float" office:value="3.57" calcext:value-type="float">
            <text:p>3,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4.2-([.A11]*0.07)"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16:32:27.240529291</meta:creation-date>
    <dc:date>2015-12-17T16:50:31.509575373</dc:date>
    <meta:editing-duration>PT2M54S</meta:editing-duration>
    <meta:editing-cycles>1</meta:editing-cycles>
    <meta:document-statistic meta:table-count="1" meta:cell-count="33" meta:object-count="0"/>
    <meta:generator>LibreOffice/5.0.3.2$Linux_X86_64 LibreOffice_project/00m0$Build-2</meta:generator>
  </office:meta>
</office:document-meta>
</file>